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4.501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35cm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35cm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top"/>
      <style:paragraph-properties fo:text-align="start" fo:margin-left="0cm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default-cell-style-name="ce14"/>
        <table:table-row table:style-name="ro1">
          <table:table-cell table:style-name="ce1"/>
          <table:table-cell table:style-name="ce3" office:value-type="string" calcext:value-type="string">
            <text:p>loc-leaf-01</text:p>
          </table:table-cell>
          <table:table-cell table:style-name="ce3" office:value-type="string" calcext:value-type="string">
            <text:p>loc-leaf-02</text:p>
          </table:table-cell>
          <table:table-cell table:style-name="ce3" office:value-type="string" calcext:value-type="string">
            <text:p>loc-leaf-03</text:p>
          </table:table-cell>
          <table:table-cell table:style-name="ce3" office:value-type="string" calcext:value-type="string">
            <text:p>loc-leaf-04</text:p>
          </table:table-cell>
          <table:table-cell table:style-name="ce13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table:number-columns-repeated="2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table:number-columns-repeated="4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table:number-columns-repeated="4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table:number-columns-repeated="4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table:number-columns-repeated="4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controller-01: 1G port 3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2: 1G port 3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3: 1G port 3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mpute-01: 1G port 3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2: 1G port 3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3: 1G port 3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1G port 3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1G port 3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1G port 3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4"/>
          <table:table-cell office:value-type="string" calcext:value-type="string">
            <text:p>loc-storage-04: 1G port 3</text:p>
          </table:table-cell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4"/>
          <table:table-cell office:value-type="string" calcext:value-type="string">
            <text:p>loc-storage-05: 1G port 3</text:p>
          </table:table-cell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4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management-01: ethernet mgmt port</text:p>
          </table:table-cell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4"/>
          <table:table-cell table:style-name="ce15" office:value-type="string" calcext:value-type="string">
            <text:p>Mgmt core uplink (tagged VLANs)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8</text:p>
          </table:table-cell>
          <table:table-cell/>
          <table:table-cell table:style-name="ce11" office:value-type="string" calcext:value-type="string">
            <text:p>Transport, core uplink 1</text:p>
          </table:table-cell>
          <table:table-cell/>
          <table:table-cell table:style-name="ce11" office:value-type="string" calcext:value-type="string">
            <text:p>Transport, core uplink 2</text:p>
          </table:table-cell>
          <table:table-cell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loc-leaf-02: port 49</text:p>
            <text:p>(yellow)</text:p>
          </table:table-cell>
          <table:table-cell table:style-name="ce7" office:value-type="string" calcext:value-type="string" table:number-columns-spanned="1" table:number-rows-spanned="4">
            <text:p>loc-leaf-01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4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3: port 49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office:value-type="string" calcext:value-type="string" table:number-columns-spanned="1" table:number-rows-spanned="4">
            <text:p>loc-leaf-02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1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4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3: port 53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office:value-type="string" calcext:value-type="string" table:number-columns-spanned="1" table:number-rows-spanned="4">
            <text:p>loc-leaf-04: port 61</text:p>
            <text:p><text:span text:style-name="T1">(blue)</text:span></text:p>
          </table:table-cell>
          <table:table-cell table:style-name="ce12" office:value-type="string" calcext:value-type="string" table:number-columns-spanned="1" table:number-rows-spanned="4">
            <text:p>loc-leaf-04: port 57</text:p>
            <text:p>(blue)</text:p>
          </table:table-cell>
          <table:table-cell table:style-name="ce7" office:value-type="string" calcext:value-type="string" table:number-columns-spanned="1" table:number-rows-spanned="4">
            <text:p>loc-leaf-02: port 61</text:p>
            <text:p>(blue)</text:p>
          </table:table-cell>
          <table:table-cell table:style-name="ce12" office:value-type="string" calcext:value-type="string" table:number-columns-spanned="1" table:number-rows-spanned="4">
            <text:p>loc-leaf-02: port 57</text:p>
            <text:p>(blue)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office:value-type="string" calcext:value-type="string" table:number-columns-spanned="1" table:number-rows-spanned="4">
            <text:p>loc-leaf-03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3: port 57</text:p>
            <text:p><text:span text:style-name="T1">(blue)</text:span></text:p>
          </table:table-cell>
          <table:table-cell table:style-name="ce10" office:value-type="string" calcext:value-type="string" table:number-columns-spanned="1" table:number-rows-spanned="4">
            <text:p>loc-leaf-01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1: port 57</text:p>
            <text:p><text:span text:style-name="T1">(blue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<text:span text:style-name="T2"> bold 40G ports</text:span> represent the minimal cabling configuration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 style:data-style-name="N2" text:time-value="12:35:53.387502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4-12-22T13:02:38.132710083</dc:date>
    <dc:creator>Jan Beddari</dc:creator>
    <meta:editing-duration>PT4H13M25S</meta:editing-duration>
    <meta:editing-cycles>13</meta:editing-cycles>
    <meta:generator>LibreOffice/4.2.7.2$Linux_X86_64 LibreOffice_project/420$Build-2</meta:generator>
    <meta:document-statistic meta:table-count="1" meta:cell-count="139" meta:object-count="0"/>
  </office:meta>
</office:document-meta>
</file>